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officeooo:rsid="0000e959" officeooo:paragraph-rsid="0000e959"/>
    </style:style>
    <style:style style:name="P2" style:family="paragraph" style:parent-style-name="Standard">
      <style:paragraph-properties fo:text-align="center" style:justify-single-word="false"/>
      <style:text-properties style:font-name="Calibri" fo:font-size="16pt" officeooo:rsid="0000e959" officeooo:paragraph-rsid="0000e959" style:font-size-asian="16pt" style:font-size-complex="16pt"/>
    </style:style>
    <style:style style:name="P3" style:family="paragraph" style:parent-style-name="Standard">
      <style:paragraph-properties fo:text-align="center" style:justify-single-word="false"/>
      <style:text-properties style:font-name="Calibri" fo:font-size="16pt" fo:font-weight="bold" officeooo:rsid="0000e959" officeooo:paragraph-rsid="0000e959"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alibri" fo:font-size="20pt" fo:font-weight="bold" officeooo:rsid="0000e959" officeooo:paragraph-rsid="0000e959"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 fo:font-size="18pt" fo:font-weight="bold" officeooo:rsid="0000e959" officeooo:paragraph-rsid="0000e959" style:font-size-asian="18pt" style:font-weight-asian="bold" style:font-size-complex="18pt" style:font-weight-complex="bold"/>
    </style:style>
    <style:style style:name="P6" style:family="paragraph" style:parent-style-name="Standard">
      <style:paragraph-properties fo:text-align="center" style:justify-single-word="false"/>
      <style:text-properties officeooo:paragraph-rsid="0000e959"/>
    </style:style>
    <style:style style:name="P7" style:family="paragraph" style:parent-style-name="Standard">
      <style:paragraph-properties fo:text-align="center" style:justify-single-word="false"/>
      <style:text-properties style:font-name="Calibri" officeooo:rsid="0000e959" officeooo:paragraph-rsid="0000e959"/>
    </style:style>
    <style:style style:name="P8" style:family="paragraph" style:parent-style-name="Standard">
      <style:paragraph-properties fo:text-align="center" style:justify-single-word="false"/>
      <style:text-properties style:font-name="Calibri" officeooo:rsid="000c2909" officeooo:paragraph-rsid="000c2909"/>
    </style:style>
    <style:style style:name="P9" style:family="paragraph" style:parent-style-name="Standard">
      <style:paragraph-properties fo:text-align="center" style:justify-single-word="false"/>
      <style:text-properties style:font-name="Calibri" fo:font-weight="bold" officeooo:rsid="000c2909" officeooo:paragraph-rsid="000c2909" style:font-weight-asian="bold" style:font-weight-complex="bold"/>
    </style:style>
    <style:style style:name="P10" style:family="paragraph" style:parent-style-name="Standard">
      <style:paragraph-properties fo:text-align="start" style:justify-single-word="false"/>
      <style:text-properties style:font-name="Calibri" fo:font-weight="bold" officeooo:rsid="000c2909" officeooo:paragraph-rsid="000c2909" style:font-weight-asian="bold" style:font-weight-complex="bold"/>
    </style:style>
    <style:style style:name="P11" style:family="paragraph" style:parent-style-name="Standard">
      <style:paragraph-properties fo:text-align="center" style:justify-single-word="false"/>
      <style:text-properties style:font-name="Calibri" fo:font-weight="normal" officeooo:rsid="000c2909" officeooo:paragraph-rsid="000c2909" style:font-weight-asian="normal" style:font-weight-complex="normal"/>
    </style:style>
    <style:style style:name="P12" style:family="paragraph" style:parent-style-name="Standard">
      <style:paragraph-properties fo:text-align="center" style:justify-single-word="false"/>
      <style:text-properties officeooo:paragraph-rsid="000c2909"/>
    </style:style>
    <style:style style:name="P13" style:family="paragraph" style:parent-style-name="Standard" style:master-page-name="">
      <loext:graphic-properties draw:fill="none"/>
      <style:paragraph-properties fo:margin-left="0in" fo:margin-right="-0.4366in" fo:text-align="start" style:justify-single-word="false" fo:text-indent="0in" style:auto-text-indent="false" style:page-number="auto" fo:background-color="transparent"/>
      <style:text-properties style:font-name="Calibri" fo:font-weight="bold" officeooo:rsid="000c2909" officeooo:paragraph-rsid="000c2909" style:font-weight-asian="bold" style:font-weight-complex="bold"/>
    </style:style>
    <style:style style:name="P14"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bold" officeooo:rsid="000c2909" officeooo:paragraph-rsid="000c2909" style:font-weight-asian="bold" style:font-weight-complex="bold"/>
    </style:style>
    <style:style style:name="P15"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0c2909" officeooo:paragraph-rsid="000c2909" style:font-weight-asian="normal" style:font-weight-complex="normal"/>
    </style:style>
    <style:style style:name="P16"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0c2909" officeooo:paragraph-rsid="000e00a9" style:font-weight-asian="normal" style:font-weight-complex="normal"/>
    </style:style>
    <style:style style:name="P17"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Calibri" fo:font-weight="normal" officeooo:rsid="000c2909" officeooo:paragraph-rsid="0013cec5" style:font-weight-asian="normal" style:font-weight-complex="normal"/>
    </style:style>
    <style:style style:name="P1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Calibri" fo:font-weight="normal" officeooo:rsid="000c2909" officeooo:paragraph-rsid="000c2909" style:font-weight-asian="normal" style:font-weight-complex="normal"/>
    </style:style>
    <style:style style:name="T1" style:family="text">
      <style:text-properties style:text-position="super 58%" fo:font-size="16pt" officeooo:rsid="000c2909" style:font-size-asian="16pt" style:font-size-complex="16pt"/>
    </style:style>
    <style:style style:name="T2" style:family="text">
      <style:text-properties fo:font-weight="bold" style:font-weight-asian="bold"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6pt" style:font-size-asian="16pt" style:font-size-complex="16pt"/>
    </style:style>
    <style:style style:name="T5" style:family="text">
      <style:text-properties fo:font-size="16pt" officeooo:rsid="000c2909" style:font-size-asian="16pt" style:font-size-complex="16pt"/>
    </style:style>
    <style:style style:name="T6" style:family="text">
      <style:text-properties style:font-name="Calibri" fo:font-size="18pt" fo:font-weight="bold" officeooo:rsid="0000e959" style:font-size-asian="18pt" style:font-weight-asian="bold" style:font-size-complex="18pt" style:font-weight-complex="bold"/>
    </style:style>
    <style:style style:name="T7" style:family="text">
      <style:text-properties style:font-name="Calibri" fo:font-size="18pt" fo:font-weight="bold" officeooo:rsid="000885b9" style:font-size-asian="18pt" style:font-weight-asian="bold" style:font-size-complex="18pt" style:font-weight-complex="bold"/>
    </style:style>
    <style:style style:name="T8" style:family="text">
      <style:text-properties style:font-name="Calibri" fo:font-size="18pt" fo:font-weight="bold" officeooo:rsid="000a0fe3" style:font-size-asian="18pt" style:font-weight-asian="bold" style:font-size-complex="18pt" style:font-weight-complex="bold"/>
    </style:style>
    <style:style style:name="T9" style:family="text">
      <style:text-properties style:font-name="Calibri" fo:font-size="16pt" officeooo:rsid="0000e959" style:font-size-asian="16pt" style:font-size-complex="16pt"/>
    </style:style>
    <style:style style:name="T10" style:family="text">
      <style:text-properties style:font-name="Calibri" fo:font-size="16pt" officeooo:rsid="000885b9" style:font-size-asian="16pt" style:font-size-complex="16pt"/>
    </style:style>
    <style:style style:name="T11" style:family="text">
      <style:text-properties style:font-name="Calibri" fo:font-size="16pt" officeooo:rsid="000a0fe3" style:font-size-asian="16pt" style:font-size-complex="16pt"/>
    </style:style>
    <style:style style:name="T12" style:family="text">
      <style:text-properties style:font-name="Calibri" fo:font-size="16pt" officeooo:rsid="000c2909" style:font-size-asian="16pt" style:font-size-complex="16pt"/>
    </style:style>
    <style:style style:name="T13" style:family="text">
      <style:text-properties style:font-name="Calibri" fo:font-size="16pt" fo:font-weight="bold" officeooo:rsid="000a0fe3" style:font-size-asian="16pt" style:font-weight-asian="bold" style:font-size-complex="16pt" style:font-weight-complex="bold"/>
    </style:style>
    <style:style style:name="T14" style:family="text">
      <style:text-properties style:font-name="Calibri" fo:font-weight="bold" officeooo:rsid="000c2909" style:font-weight-asian="bold" style:font-weight-complex="bold"/>
    </style:style>
    <style:style style:name="T15" style:family="text">
      <style:text-properties style:font-name="Calibri" fo:font-weight="bold" officeooo:rsid="0016fb8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0d7382"/>
    </style:style>
    <style:style style:name="T18" style:family="text">
      <style:text-properties officeooo:rsid="000e00a9"/>
    </style:style>
    <style:style style:name="T19" style:family="text">
      <style:text-properties officeooo:rsid="000ef02a"/>
    </style:style>
    <style:style style:name="T20" style:family="text">
      <style:text-properties officeooo:rsid="0013cec5"/>
    </style:style>
    <style:style style:name="T21" style:family="text">
      <style:text-properties officeooo:rsid="001564b1"/>
    </style:style>
    <style:style style:name="T22" style:family="text">
      <style:text-properties officeooo:rsid="0016fb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5"/>
      <text:p text:style-name="P5"/>
      <text:p text:style-name="P5"/>
      <text:p text:style-name="P2"><text:span text:style-name="T3">N</text:span>ame: <text:span text:style-name="T2">M</text:span>uhammad <text:span text:style-name="T2">S</text:span>herjeel <text:span text:style-name="T2">A</text:span>khtar</text:p>
      <text:p text:style-name="P2"/>
      <text:p text:style-name="P2"><text:span text:style-name="T3">R</text:span>oll <text:span text:style-name="T3">N</text:span>o: 20P-0101</text:p>
      <text:p text:style-name="P2"/>
      <text:p text:style-name="P6"><text:span text:style-name="T6">S</text:span><text:span text:style-name="T9">ubject: </text:span><text:span text:style-name="T8">T</text:span><text:span text:style-name="T11">echnical</text:span><text:span text:style-name="T9"> </text:span><text:span text:style-name="T8">B</text:span><text:span text:style-name="T11">usiness</text:span><text:span text:style-name="T9"> </text:span><text:span text:style-name="T8">W</text:span><text:span text:style-name="T11">riting</text:span></text:p>
      <text:p text:style-name="P3"/>
      <text:p text:style-name="P6"><text:span text:style-name="T7">A</text:span><text:span text:style-name="T10">ssignment</text:span><text:span text:style-name="T9">: </text:span><text:span text:style-name="T12">Research Paper</text:span></text:p>
      <text:p text:style-name="P2"/>
      <text:p text:style-name="P6"><text:span text:style-name="T6">S</text:span><text:span text:style-name="T9">ubmitted </text:span><text:span text:style-name="T6">T</text:span><text:span text:style-name="T9">o </text:span><text:span text:style-name="T6">R</text:span><text:span text:style-name="T9">espected </text:span><text:span text:style-name="T8">M</text:span><text:span text:style-name="T11">aam</text:span><text:span text:style-name="T9">: </text:span><text:span text:style-name="T13">Noreen Shah</text:span></text:p>
      <text:p text:style-name="P3"/>
      <text:p text:style-name="P1"><text:span text:style-name="T3">D</text:span><text:span text:style-name="T4">ate: </text:span><text:span text:style-name="T5">27</text:span><text:span text:style-name="T1">th</text:span><text:span text:style-name="T5"> April, 2022</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T<text:span text:style-name="T16">opic: </text:span>V<text:span text:style-name="T16">ideo </text:span>G<text:span text:style-name="T16">ames </text:span>A<text:span text:style-name="T16">nd </text:span>I<text:span text:style-name="T16">t’s </text:span>V<text:span text:style-name="T16">arious </text:span>A<text:span text:style-name="T16">spects</text:span></text:p>
      <text:p text:style-name="P9"/>
      <text:p text:style-name="P12"><text:span text:style-name="T14">Research Paper </text:span><text:span text:style-name="T15">Used</text:span></text:p>
      <text:p text:style-name="P10"/>
      <text:p text:style-name="P13">1: THE PSYCHOLOGY OF MASSIVELY MULTI-USER ONLINE ROLE-PLAYING GAMES: MOTIVATIONS, EMOTIONAL INVESTMENT, RELATIONSHIPS AND PROBLEMATIC USAGE<text:span text:style-name="T16">.</text:span></text:p>
      <text:p text:style-name="P14"><text:span text:style-name="T16"/></text:p>
      <text:p text:style-name="P14">2: RELATIONSHIP BETWEEN TEMPERAMENT AND VIDEO GAME ADDICTION AMONG YOUTH.</text:p>
      <text:p text:style-name="P14"><text:span text:style-name="T16"/></text:p>
      <text:p text:style-name="P14">3: PLAYING VIDEO GAMES Motives, Responses, and Consequences.</text:p>
      <text:p text:style-name="P14"/>
      <text:p text:style-name="P14">4: The Digital Games Industry and its Direct and Indirect Impact on the Economy. Case study: Super cell and Finland.</text:p>
      <text:p text:style-name="P14"/>
      <text:p text:style-name="P14">5: The Role of Personality Factors Influencing Consumer Video Game Engagement in Young Adults: A Study on Generic Gam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text:soft-page-break/></text:p>
      <text:p text:style-name="P15"/>
      <text:p text:style-name="P18"/>
      <text:p text:style-name="P15"><text:tab/>Starting off with the terminology MMO most commonly called as Massively <text:span text:style-name="T17">Multiplayer Online. It’s a genre of video games including extensively interaction between various people from different countries around the globe. People of different countries, different places meet in a closed server, do different sort of activities and know about each other. In addition to it, it involve great boosting of communication skills. Also, from the recent few years, the world of MMO is changing drasactically. Now as days, you can even contribute to a real world problems in it. It is highly related to research on social-interaction in Shared Virtual Environments most commonly called as SVES. Avatars are used for this purpose in MMO’s. With the passage of time, MMOS are forming the basis of Virtual Realities. The virtual reality is the future. It’s is one of the biggest project of the Metaverse and coming future. With Virtual Relaity the whole world will be accessible at your door step. MMOs are one the basis of the VR’s and Metaverse. By the survey, it has been confirmed that around 30,000 people, from the world join and contribute in a single space. That is why Massively Multiplayer Online is the mainstream these days.</text:span></text:p>
      <text:p text:style-name="P15"/>
      <text:p text:style-name="P15"/>
      <text:p text:style-name="P15"/>
      <text:p text:style-name="P16"><text:tab/><text:span text:style-name="T17">No doubt, our youth is readily involve in different sort of active activities like sports, exercises, fitness, cooking, learning e.t.c. Aside of it, the trend of video games arised amoung the young generations in the past few years. Also, it is being observed that video games are </text:span><text:span text:style-name="T18">undergoing </text:span><text:span text:style-name="T17">manipulati</text:span><text:span text:style-name="T18">ons</text:span><text:span text:style-name="T17"> and </text:span><text:span text:style-name="T18">changes in the behaviours of young boys and girls. Just like normally, the boys who prefer more aggressive video games are on more top in temparament chart as compared to the girls or the boys who play less aggressive video games. Playing video games has become usual these days. Now a days, almost every child, teen or adult know about video games. By the recent survey it is also obeserved that the percentage of the facing anxiety are more involved in playing video games. By the study, it is found that people play video games in order to remove their anxiety and to relax their minds. The present study is also significant in assuming that boys are</text:span></text:p>
      <text:p text:style-name="P16"><text:span text:style-name="T17">more addicted for video games than females. Findings of the different studies revealed that about 53 and 93 percent of children at elementary school are play computer based games. </text:span><text:span text:style-name="T18">So we can conclude by the above passage the relationship of video games and behaviours of people.</text:span></text:p>
      <text:p text:style-name="P16"/>
      <text:p text:style-name="P16"/>
      <text:p text:style-name="P16"/>
      <text:p text:style-name="P16"><text:tab/><text:span text:style-name="T18">In the current world, video games are not only limited to entertainment purpose. It is being widely used for education purposes. Medical researchers use video games in order to actively check the behaviour of patients. Engineers use video games to demonstrate and illustrate the Pre-Construction demos of their projects. Construction industries are using video game based emulators in order to design different bridges, roads and projects. Also, if specially we talk about IT industry, video games are widely used for testing different sort of softwares. Video games are not longer only the fun source. A large percentage of people are directly or indirectly earning from the video games. </text:span><text:span text:style-name="T19">Many people are involved in buying items and products that are affiliated with video games. A large percentage of people is attached with the hardware and software buying related to video games. So video games are more than entertainment in the current time.</text:span></text:p>
      <text:p text:style-name="P16"><text:soft-page-break/></text:p>
      <text:p text:style-name="P16"/>
      <text:p text:style-name="P16"/>
      <text:p text:style-name="P17"><text:tab/></text:p>
      <text:p text:style-name="P17"><text:span text:style-name="T20"><text:tab/></text:span></text:p>
      <text:p text:style-name="P17"><text:span text:style-name="T20"><text:tab/>G</text:span>aming consoles becoming popular in commercial centers and chain restaurants, a new possible section opened for game production when personal computers started appearing in households and technological advancements, such as Intel’s invention of the microprocessor came to the market. While home computers started growing in popularity having much more powerful processors than the previous generation of consoles, consoles started getting bad press. In the late 1987 computers and consoles allowed users to connect their devices with other players. This was the first step towards the idea of deathmatch 1 and exploded in popularity when Doom was released in 1993.</text:p>
      <text:p text:style-name="P16"><text:tab/>The most popular and top grossing mobile games are the so called free-to-play or freemium games. The innovative business model has become an industry standard, and while the name suggests it being free, thus not associated with high earnings, it brings in billions in revenue. Supercell’s biggest hits, Clash of Clans and Clash Royale, are an example of successful use of the freemium model in which the users can down- load the game for free but have the option to purchase the premium virtual currency of the game.</text:p>
      <text:p text:style-name="P16"/>
      <text:p text:style-name="P16"/>
      <text:p text:style-name="P16"/>
      <text:p text:style-name="P16"><text:tab/>Knowledge and technology spillover across industries can also be understood in the context of labor flows. For example, the ESSnet Culture report finds that creative professionals such as designers, advertisers, software developers, but also professionals in film and television industries may be employed outside the creative industries, bringing with them new techniques, ideas, and ways of working. Or, they may start spin-off companies in a different sector. This means creative industries may be significantly more involved in the innovation system of national and regional economies than has previously been recognized. <text:span text:style-name="T19">This is also one of the main key feature related to video game industry.</text:span></text:p>
      <text:p text:style-name="P16"/>
      <text:p text:style-name="P16"/>
      <text:p text:style-name="P16"/>
      <text:p text:style-name="P16"><text:tab/>Creative enterprises contribute new ideas and concepts for new products by recognizing and communicating specific needs of consumers. <text:span text:style-name="T19">The is the key point that high video games manufactures keep in their mind. </text:span>For example, customer wishes can be identified with the help of design thinking process rather than with other traditional problem solving approaches. Cultural and creative enterprises are valued for their different view of business issues and their approach of developing specific business models and products from new trends. Creative ways of thinking make a change of perspective possible for enterprises in other sectors too.</text:p>
      <text:p text:style-name="P16"><text:tab/></text:p>
      <text:p text:style-name="P16"><text:tab/></text:p>
      <text:p text:style-name="P16"><text:tab/></text:p>
      <text:p text:style-name="P16"><text:tab/>The gaming industry players have strong innovation potentials themselves, but they also act as a catalyst for innovation and knowledge-based growth in many other industries. Spill-over effects cluster around economic outcomes – with a noticeable lack around education, social outcomes and cultural outcomes.</text:p>
      <text:p text:style-name="P16"/>
      <text:p text:style-name="P16"><text:soft-page-break/><text:tab/>A dramatic change happened in 2007 with the first smartphone was released. Together with the first smart phones, platform specific app stores emerged, making it simple and easy for consumers to access games and the same time more developers could independently produce and release games, because there was no need to focus on hardware development. Three of the most popular mobile platforms are iOS, Android and Windows Phone, each of them have their own app stores. The total number of iOS apps on Apple’s App Store has grown from 500 to 1,5 million.</text:p>
      <text:p text:style-name="P16"/>
      <text:p text:style-name="P16"/>
      <text:p text:style-name="P16"/>
      <text:p text:style-name="P16"><text:tab/><text:span text:style-name="T21">Video Games has been greatly influencing young people and teenager boys. A significant part of the existing research shows the degree </text:span>to which computer games <text:s/>apply constructive or destructive impacts in various conditions . Videogame playing is considered as an activity that encourages collaboration, social activities, and cyber-communication. The indul- gence in video games has become a fundamental part of gamers’ daily routine . In particular, one of the key attributes of videogame playing is that it fosters individual engagement . An active area of research is uncover- ing the factors that lead to consumer engagement in video games. Different approaches have been exercised to investigate consumer engagement <text:s/>in video games. Ear- lier, little attention was given to understanding personality traits on how consumers engage with video games </text:p>
      <text:p text:style-name="P11"/>
      <text:p text:style-name="P1"/>
      <text:p text:style-name="P8"/>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20:11:34.592960863</meta:creation-date>
    <dc:date>2022-04-27T23:52:30.436448175</dc:date>
    <meta:editing-duration>PT45M34S</meta:editing-duration>
    <meta:editing-cycles>14</meta:editing-cycles>
    <meta:generator>LibreOffice/6.4.7.2$Linux_X86_64 LibreOffice_project/40$Build-2</meta:generator>
    <meta:document-statistic meta:table-count="0" meta:image-count="0" meta:object-count="0" meta:page-count="5" meta:paragraph-count="29" meta:word-count="1323" meta:character-count="8392" meta:non-whitespace-character-count="7074"/>
  </office:meta>
</office:document-meta>
</file>